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C-Solo</text:p>
          </table:table-cell>
          <table:table-cell office:value-type="string" calcext:value-type="string">
            <text:p>Asm-solo</text:p>
          </table:table-cell>
          <table:table-cell office:value-type="string" calcext:value-type="string">
            <text:p>C-ocupado</text:p>
          </table:table-cell>
          <table:table-cell office:value-type="string" calcext:value-type="string">
            <text:p>Asm-ocupado</text:p>
          </table:table-cell>
          <table:table-cell table:number-columns-repeated="2"/>
          <table:table-cell office:value-type="string" calcext:value-type="string">
            <text:p>asm solo sin outliers</text:p>
          </table:table-cell>
          <table:table-cell office:value-type="string" calcext:value-type="string">
            <text:p>asm ocupado sin outliers</text:p>
          </table:table-cell>
          <table:table-cell office:value-type="string" calcext:value-type="string">
            <text:p>C <text:s/>solo sin outliers</text:p>
          </table:table-cell>
          <table:table-cell office:value-type="string" calcext:value-type="string">
            <text:p>C ocupado sin outliers</text:p>
          </table:table-cell>
        </table:table-row>
        <table:table-row table:style-name="ro1">
          <table:table-cell/>
          <table:table-cell office:value-type="float" office:value="689230" calcext:value-type="float">
            <text:p>689230</text:p>
          </table:table-cell>
          <table:table-cell office:value-type="float" office:value="136442" calcext:value-type="float">
            <text:p>136442</text:p>
          </table:table-cell>
          <table:table-cell office:value-type="float" office:value="1524515" calcext:value-type="float">
            <text:p>1524515</text:p>
          </table:table-cell>
          <table:table-cell office:value-type="float" office:value="220151" calcext:value-type="float">
            <text:p>220151</text:p>
          </table:table-cell>
          <table:table-cell table:number-columns-repeated="2"/>
          <table:table-cell office:value-type="float" office:value="137432" calcext:value-type="float">
            <text:p>137432</text:p>
          </table:table-cell>
          <table:table-cell office:value-type="float" office:value="221867" calcext:value-type="float">
            <text:p>221867</text:p>
          </table:table-cell>
          <table:table-cell office:value-type="float" office:value="711922" calcext:value-type="float">
            <text:p>711922</text:p>
          </table:table-cell>
          <table:table-cell office:value-type="float" office:value="1528868" calcext:value-type="float">
            <text:p>1528868</text:p>
          </table:table-cell>
        </table:table-row>
        <table:table-row table:style-name="ro1">
          <table:table-cell/>
          <table:table-cell office:value-type="float" office:value="709210" calcext:value-type="float">
            <text:p>709210</text:p>
          </table:table-cell>
          <table:table-cell office:value-type="float" office:value="136492" calcext:value-type="float">
            <text:p>136492</text:p>
          </table:table-cell>
          <table:table-cell office:value-type="float" office:value="1528350" calcext:value-type="float">
            <text:p>1528350</text:p>
          </table:table-cell>
          <table:table-cell office:value-type="float" office:value="221788" calcext:value-type="float">
            <text:p>221788</text:p>
          </table:table-cell>
          <table:table-cell table:number-columns-repeated="2"/>
          <table:table-cell office:value-type="float" office:value="139064" calcext:value-type="float">
            <text:p>139064</text:p>
          </table:table-cell>
          <table:table-cell office:value-type="float" office:value="225978" calcext:value-type="float">
            <text:p>225978</text:p>
          </table:table-cell>
          <table:table-cell office:value-type="float" office:value="716366" calcext:value-type="float">
            <text:p>716366</text:p>
          </table:table-cell>
          <table:table-cell office:value-type="float" office:value="1546967" calcext:value-type="float">
            <text:p>1546967</text:p>
          </table:table-cell>
        </table:table-row>
        <table:table-row table:style-name="ro1">
          <table:table-cell/>
          <table:table-cell office:value-type="float" office:value="711922" calcext:value-type="float">
            <text:p>711922</text:p>
          </table:table-cell>
          <table:table-cell office:value-type="float" office:value="137432" calcext:value-type="float">
            <text:p>137432</text:p>
          </table:table-cell>
          <table:table-cell office:value-type="float" office:value="1528868" calcext:value-type="float">
            <text:p>1528868</text:p>
          </table:table-cell>
          <table:table-cell office:value-type="float" office:value="221867" calcext:value-type="float">
            <text:p>221867</text:p>
          </table:table-cell>
          <table:table-cell table:number-columns-repeated="2"/>
          <table:table-cell office:value-type="float" office:value="139164" calcext:value-type="float">
            <text:p>139164</text:p>
          </table:table-cell>
          <table:table-cell office:value-type="float" office:value="225984" calcext:value-type="float">
            <text:p>225984</text:p>
          </table:table-cell>
          <table:table-cell office:value-type="float" office:value="716742" calcext:value-type="float">
            <text:p>716742</text:p>
          </table:table-cell>
          <table:table-cell office:value-type="float" office:value="1548969" calcext:value-type="float">
            <text:p>1548969</text:p>
          </table:table-cell>
        </table:table-row>
        <table:table-row table:style-name="ro1">
          <table:table-cell/>
          <table:table-cell office:value-type="float" office:value="716366" calcext:value-type="float">
            <text:p>716366</text:p>
          </table:table-cell>
          <table:table-cell office:value-type="float" office:value="139064" calcext:value-type="float">
            <text:p>139064</text:p>
          </table:table-cell>
          <table:table-cell office:value-type="float" office:value="1546967" calcext:value-type="float">
            <text:p>1546967</text:p>
          </table:table-cell>
          <table:table-cell office:value-type="float" office:value="225978" calcext:value-type="float">
            <text:p>225978</text:p>
          </table:table-cell>
          <table:table-cell table:number-columns-repeated="2"/>
          <table:table-cell office:value-type="float" office:value="140314" calcext:value-type="float">
            <text:p>140314</text:p>
          </table:table-cell>
          <table:table-cell office:value-type="float" office:value="227241" calcext:value-type="float">
            <text:p>227241</text:p>
          </table:table-cell>
          <table:table-cell office:value-type="float" office:value="719720" calcext:value-type="float">
            <text:p>719720</text:p>
          </table:table-cell>
          <table:table-cell office:value-type="float" office:value="1553093" calcext:value-type="float">
            <text:p>1553093</text:p>
          </table:table-cell>
        </table:table-row>
        <table:table-row table:style-name="ro1">
          <table:table-cell/>
          <table:table-cell office:value-type="float" office:value="716742" calcext:value-type="float">
            <text:p>716742</text:p>
          </table:table-cell>
          <table:table-cell office:value-type="float" office:value="139164" calcext:value-type="float">
            <text:p>139164</text:p>
          </table:table-cell>
          <table:table-cell office:value-type="float" office:value="1548969" calcext:value-type="float">
            <text:p>1548969</text:p>
          </table:table-cell>
          <table:table-cell office:value-type="float" office:value="225984" calcext:value-type="float">
            <text:p>225984</text:p>
          </table:table-cell>
          <table:table-cell table:number-columns-repeated="2"/>
          <table:table-cell office:value-type="float" office:value="144945" calcext:value-type="float">
            <text:p>144945</text:p>
          </table:table-cell>
          <table:table-cell office:value-type="float" office:value="227273" calcext:value-type="float">
            <text:p>227273</text:p>
          </table:table-cell>
          <table:table-cell office:value-type="float" office:value="757579" calcext:value-type="float">
            <text:p>757579</text:p>
          </table:table-cell>
          <table:table-cell office:value-type="float" office:value="1559291" calcext:value-type="float">
            <text:p>1559291</text:p>
          </table:table-cell>
        </table:table-row>
        <table:table-row table:style-name="ro1">
          <table:table-cell/>
          <table:table-cell office:value-type="float" office:value="719720" calcext:value-type="float">
            <text:p>719720</text:p>
          </table:table-cell>
          <table:table-cell office:value-type="float" office:value="140314" calcext:value-type="float">
            <text:p>140314</text:p>
          </table:table-cell>
          <table:table-cell office:value-type="float" office:value="1553093" calcext:value-type="float">
            <text:p>1553093</text:p>
          </table:table-cell>
          <table:table-cell office:value-type="float" office:value="227241" calcext:value-type="float">
            <text:p>227241</text:p>
          </table:table-cell>
          <table:table-cell table:number-columns-repeated="2"/>
          <table:table-cell office:value-type="float" office:value="145538" calcext:value-type="float">
            <text:p>145538</text:p>
          </table:table-cell>
          <table:table-cell office:value-type="float" office:value="229922" calcext:value-type="float">
            <text:p>229922</text:p>
          </table:table-cell>
          <table:table-cell office:value-type="float" office:value="882450" calcext:value-type="float">
            <text:p>882450</text:p>
          </table:table-cell>
          <table:table-cell office:value-type="float" office:value="1642916" calcext:value-type="float">
            <text:p>1642916</text:p>
          </table:table-cell>
        </table:table-row>
        <table:table-row table:style-name="ro1">
          <table:table-cell/>
          <table:table-cell office:value-type="float" office:value="757579" calcext:value-type="float">
            <text:p>757579</text:p>
          </table:table-cell>
          <table:table-cell office:value-type="float" office:value="144945" calcext:value-type="float">
            <text:p>144945</text:p>
          </table:table-cell>
          <table:table-cell office:value-type="float" office:value="1559291" calcext:value-type="float">
            <text:p>1559291</text:p>
          </table:table-cell>
          <table:table-cell office:value-type="float" office:value="227273" calcext:value-type="float">
            <text:p>227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82450" calcext:value-type="float">
            <text:p>882450</text:p>
          </table:table-cell>
          <table:table-cell office:value-type="float" office:value="145538" calcext:value-type="float">
            <text:p>145538</text:p>
          </table:table-cell>
          <table:table-cell office:value-type="float" office:value="1642916" calcext:value-type="float">
            <text:p>1642916</text:p>
          </table:table-cell>
          <table:table-cell office:value-type="float" office:value="229922" calcext:value-type="float">
            <text:p>229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74696" calcext:value-type="float">
            <text:p>974696</text:p>
          </table:table-cell>
          <table:table-cell office:value-type="float" office:value="181304" calcext:value-type="float">
            <text:p>181304</text:p>
          </table:table-cell>
          <table:table-cell office:value-type="float" office:value="1727886" calcext:value-type="float">
            <text:p>1727886</text:p>
          </table:table-cell>
          <table:table-cell office:value-type="float" office:value="238021" calcext:value-type="float">
            <text:p>238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265" calcext:value-type="float">
            <text:p>1000265</text:p>
          </table:table-cell>
          <table:table-cell office:value-type="float" office:value="190728" calcext:value-type="float">
            <text:p>190728</text:p>
          </table:table-cell>
          <table:table-cell office:value-type="float" office:value="10497577" calcext:value-type="float">
            <text:p>10497577</text:p>
          </table:table-cell>
          <table:table-cell office:value-type="float" office:value="9021929" calcext:value-type="float">
            <text:p>9021929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2:.B11])" office:value-type="float" office:value="787818" calcext:value-type="float">
            <text:p>787818</text:p>
          </table:table-cell>
          <table:table-cell table:formula="of:=AVERAGE([.C2:.C11])" office:value-type="float" office:value="149142.3" calcext:value-type="float">
            <text:p>149142,3</text:p>
          </table:table-cell>
          <table:table-cell table:formula="of:=AVERAGE([.D2:.D11])" office:value-type="float" office:value="2465843.2" calcext:value-type="float">
            <text:p>2465843,2</text:p>
          </table:table-cell>
          <table:table-cell table:formula="of:=AVERAGE([.E2:.E11])" office:value-type="float" office:value="1106015.4" calcext:value-type="float">
            <text:p>1106015,4</text:p>
          </table:table-cell>
          <table:table-cell table:number-columns-repeated="2"/>
          <table:table-cell table:formula="of:=AVERAGE([.H2:.H11])" office:value-type="float" office:value="141076.166666667" calcext:value-type="float">
            <text:p>141076,166666667</text:p>
          </table:table-cell>
          <table:table-cell table:formula="of:=AVERAGE([.I2:.I11])" office:value-type="float" office:value="226377.5" calcext:value-type="float">
            <text:p>226377,5</text:p>
          </table:table-cell>
          <table:table-cell table:formula="of:=AVERAGE([.J2:.J11])" office:value-type="float" office:value="750796.5" calcext:value-type="float">
            <text:p>750796,5</text:p>
          </table:table-cell>
          <table:table-cell table:formula="of:=AVERAGE([.K2:.K11])" office:value-type="float" office:value="1563350.66666667" calcext:value-type="float">
            <text:p>1563350,66666667</text:p>
          </table:table-cell>
        </table:table-row>
        <table:table-row table:style-name="ro1">
          <table:table-cell office:value-type="string" calcext:value-type="string">
            <text:p>varianza</text:p>
          </table:table-cell>
          <table:table-cell table:formula="of:=VAR([.B2:.B11])" office:value-type="float" office:value="14042251682.8889" calcext:value-type="float">
            <text:p>14042251682,8889</text:p>
          </table:table-cell>
          <table:table-cell table:formula="of:=VAR([.C2:.C11])" office:value-type="float" office:value="392432224.011111" calcext:value-type="float">
            <text:p>392432224,011111</text:p>
          </table:table-cell>
          <table:table-cell table:formula="of:=VAR([.D2:.D11])" office:value-type="float" office:value="7968154914849.73" calcext:value-type="float">
            <text:p>7968154914849,73</text:p>
          </table:table-cell>
          <table:table-cell table:formula="of:=VAR([.E2:.E11])" office:value-type="float" office:value="7736036445775.38" calcext:value-type="float">
            <text:p>7736036445775,38</text:p>
          </table:table-cell>
          <table:table-cell table:number-columns-repeated="2"/>
          <table:table-cell table:formula="of:=VAR([.H2:.H11])" office:value-type="float" office:value="11288374.5666667" calcext:value-type="float">
            <text:p>11288374,5666667</text:p>
          </table:table-cell>
          <table:table-cell table:formula="of:=VAR([.I2:.I11])" office:value-type="float" office:value="6954017.1" calcext:value-type="float">
            <text:p>6954017,1</text:p>
          </table:table-cell>
          <table:table-cell table:formula="of:=VAR([.J2:.J11])" office:value-type="float" office:value="4440158054.3" calcext:value-type="float">
            <text:p>4440158054,3</text:p>
          </table:table-cell>
          <table:table-cell table:formula="of:=VAR([.K2:.K11])" office:value-type="float" office:value="1623330811.46667" calcext:value-type="float">
            <text:p>1623330811,466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[.B13]/[.C13]" office:value-type="float" office:value="5.28232433052192" calcext:value-type="float">
            <text:p>5,2823243305</text:p>
          </table:table-cell>
          <table:table-cell/>
          <table:table-cell table:formula="of:=[.D13]/[.E13]" office:value-type="float" office:value="2.22948360393535" calcext:value-type="float">
            <text:p>2,2294836039</text:p>
          </table:table-cell>
          <table:table-cell table:number-columns-repeated="6"/>
        </table:table-row>
      </table:table>
      <table:table table:name="Hoja2" table:style-name="ta1">
        <table:shapes>
          <draw:frame draw:z-index="0" draw:style-name="gr1" draw:text-style-name="P1" svg:width="28.017cm" svg:height="15.831cm" svg:x="14.722cm" svg:y="12.351cm">
            <draw:object draw:notify-on-update-of-ranges="Hoja2.A3:Hoja2.A3 Hoja2.B2:Hoja2.B2 Hoja2.B3:Hoja2.B3 Hoja2.D2:Hoja2.D2 Hoja2.D3:Hoja2.D3 Hoja2.C2:Hoja2.C2 Hoja2.C3:Hoja2.C3 Hoja2.E2:Hoja2.E2 Hoja2.E3:Hoja2.E3 Hoja2.H2:Hoja2.H2 Hoja2.H3:Hoja2.H3 Hoja2.I2:Hoja2.I2 Hoja2.I3:Hoja2.I3 Hoja2.F2:Hoja2.F2 Hoja2.F3:Hoja2.F3 Hoja2.G2:Hoja2.G2 Hoja2.G3:Hoja2.G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.291cm" svg:height="16.229cm" svg:x="2.933cm" svg:y="4.198cm">
            <draw:object draw:notify-on-update-of-ranges="Hoja2.A34:Hoja2.A34 Hoja2.B7:Hoja2.B7 Hoja2.B8:Hoja2.B8 Hoja2.C7:Hoja2.C7 Hoja2.C8:Hoja2.C8 Hoja2.D7:Hoja2.D7 Hoja2.D8:Hoja2.D8 Hoja2.E7:Hoja2.E7 Hoja2.E8:Hoja2.E8 Hoja2.F7:Hoja2.F7 Hoja2.F8:Hoja2.F8 Hoja2.G7:Hoja2.G7 Hoja2.G8:Hoja2.G8 Hoja2.H7:Hoja2.H7 Hoja2.H8:Hoja2.H8 Hoja2.I7:Hoja2.I7 Hoja2.I8:Hoja2.I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-Solo</text:p>
          </table:table-cell>
          <table:table-cell office:value-type="string" calcext:value-type="string">
            <text:p>Asm-solo</text:p>
          </table:table-cell>
          <table:table-cell office:value-type="string" calcext:value-type="string">
            <text:p>C-ocupado</text:p>
          </table:table-cell>
          <table:table-cell office:value-type="string" calcext:value-type="string">
            <text:p>Asm-ocupado</text:p>
          </table:table-cell>
          <table:table-cell office:value-type="string" calcext:value-type="string">
            <text:p>asm solo sin outliers</text:p>
          </table:table-cell>
          <table:table-cell office:value-type="string" calcext:value-type="string">
            <text:p>asm ocupado sin outliers</text:p>
          </table:table-cell>
          <table:table-cell office:value-type="string" calcext:value-type="string">
            <text:p>C <text:s/>solo sin outliers</text:p>
          </table:table-cell>
          <table:table-cell office:value-type="string" calcext:value-type="string">
            <text:p>C ocupado sin outliers</text:p>
          </table:table-cell>
        </table:table-row>
        <table:table-row table:style-name="ro1">
          <table:table-cell office:value-type="string" calcext:value-type="string">
            <text:p>esperanza</text:p>
          </table:table-cell>
          <table:table-cell office:value-type="float" office:value="787818" calcext:value-type="float">
            <text:p>787818</text:p>
          </table:table-cell>
          <table:table-cell office:value-type="float" office:value="149142.3" calcext:value-type="float">
            <text:p>149142,3</text:p>
          </table:table-cell>
          <table:table-cell office:value-type="float" office:value="2465843" calcext:value-type="float">
            <text:p>2465843</text:p>
          </table:table-cell>
          <table:table-cell office:value-type="float" office:value="1106015" calcext:value-type="float">
            <text:p>1106015</text:p>
          </table:table-cell>
          <table:table-cell office:value-type="float" office:value="141076" calcext:value-type="float">
            <text:p>141076</text:p>
          </table:table-cell>
          <table:table-cell office:value-type="float" office:value="226377" calcext:value-type="float">
            <text:p>226377</text:p>
          </table:table-cell>
          <table:table-cell office:value-type="float" office:value="750796" calcext:value-type="float">
            <text:p>750796</text:p>
          </table:table-cell>
          <table:table-cell office:value-type="float" office:value="1563351" calcext:value-type="float">
            <text:p>1563351</text:p>
          </table:table-cell>
        </table:table-row>
        <table:table-row table:style-name="ro1">
          <table:table-cell office:value-type="string" calcext:value-type="string">
            <text:p>varianza</text:p>
          </table:table-cell>
          <table:table-cell office:value-type="float" office:value="14042251683" calcext:value-type="float">
            <text:p>14042251683</text:p>
          </table:table-cell>
          <table:table-cell office:value-type="float" office:value="392432224" calcext:value-type="float">
            <text:p>392432224</text:p>
          </table:table-cell>
          <table:table-cell office:value-type="float" office:value="7968154914850" calcext:value-type="float">
            <text:p>7968154914850</text:p>
          </table:table-cell>
          <table:table-cell office:value-type="float" office:value="7736036445775" calcext:value-type="float">
            <text:p>7736036445775</text:p>
          </table:table-cell>
          <table:table-cell office:value-type="float" office:value="11288374" calcext:value-type="float">
            <text:p>11288374</text:p>
          </table:table-cell>
          <table:table-cell office:value-type="float" office:value="6954017" calcext:value-type="float">
            <text:p>6954017</text:p>
          </table:table-cell>
          <table:table-cell office:value-type="float" office:value="4440158054" calcext:value-type="float">
            <text:p>4440158054</text:p>
          </table:table-cell>
          <table:table-cell office:value-type="float" office:value="1623330811" calcext:value-type="float">
            <text:p>162333081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C-Solo</text:p>
          </table:table-cell>
          <table:table-cell office:value-type="string" calcext:value-type="string">
            <text:p>Asm-solo</text:p>
          </table:table-cell>
          <table:table-cell office:value-type="string" calcext:value-type="string">
            <text:p>C-ocupado</text:p>
          </table:table-cell>
          <table:table-cell office:value-type="string" calcext:value-type="string">
            <text:p>Asm-ocupado</text:p>
          </table:table-cell>
          <table:table-cell office:value-type="string" calcext:value-type="string">
            <text:p>asm solo sin outliers</text:p>
          </table:table-cell>
          <table:table-cell office:value-type="string" calcext:value-type="string">
            <text:p>asm ocupado sin outliers</text:p>
          </table:table-cell>
          <table:table-cell office:value-type="string" calcext:value-type="string">
            <text:p>C <text:s/>solo sin outliers</text:p>
          </table:table-cell>
          <table:table-cell office:value-type="string" calcext:value-type="string">
            <text:p>C ocupado sin outliers</text:p>
          </table:table-cell>
        </table:table-row>
        <table:table-row table:style-name="ro1">
          <table:table-cell office:value-type="string" calcext:value-type="string">
            <text:p>ln(var)</text:p>
          </table:table-cell>
          <table:table-cell table:formula="of:=SQRT([.B4])" office:value-type="float" office:value="118500.007101266" calcext:value-type="float">
            <text:p>118500,007101266</text:p>
          </table:table-cell>
          <table:table-cell table:formula="of:=SQRT([.C4])" office:value-type="float" office:value="19809.9021703793" calcext:value-type="float">
            <text:p>19809,9021703793</text:p>
          </table:table-cell>
          <table:table-cell table:formula="of:=SQRT([.D4])" office:value-type="float" office:value="2822792.04243777" calcext:value-type="float">
            <text:p>2822792,04243777</text:p>
          </table:table-cell>
          <table:table-cell table:formula="of:=SQRT([.E4])" office:value-type="float" office:value="2781373.12235791" calcext:value-type="float">
            <text:p>2781373,12235791</text:p>
          </table:table-cell>
          <table:table-cell table:formula="of:=SQRT([.F4])" office:value-type="float" office:value="3359.81755457049" calcext:value-type="float">
            <text:p>3359,8175545705</text:p>
          </table:table-cell>
          <table:table-cell table:formula="of:=SQRT([.G4])" office:value-type="float" office:value="2637.0470227131" calcext:value-type="float">
            <text:p>2637,0470227131</text:p>
          </table:table-cell>
          <table:table-cell table:formula="of:=SQRT([.H4])" office:value-type="float" office:value="66634.5109834236" calcext:value-type="float">
            <text:p>66634,5109834236</text:p>
          </table:table-cell>
          <table:table-cell table:formula="of:=SQRT([.I4])" office:value-type="float" office:value="40290.5796806152" calcext:value-type="float">
            <text:p>40290,5796806152</text:p>
          </table:table-cell>
        </table:table-row>
        <table:table-row table:style-name="ro1" table:number-rows-repeated="25">
          <table:table-cell table:number-columns-repeated="9"/>
        </table:table-row>
        <table:table-row table:style-name="ro1">
          <table:table-cell office:value-type="string" calcext:value-type="string">
            <text:p>Desvio Standard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Hoja1.E2:Hoja1.E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 style:data-style-name="N2" text:time-value="08:34:04.6617844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Casanova</meta:initial-creator>
    <meta:creation-date>2014-09-25T10:06:06.570119296</meta:creation-date>
    <dc:date>2014-09-26T08:38:11.442277051</dc:date>
    <dc:creator>Manuel Casanova</dc:creator>
    <meta:editing-duration>PT55M25S</meta:editing-duration>
    <meta:editing-cycles>5</meta:editing-cycles>
    <meta:generator>LibreOffice/4.2.6.3$Linux_X86_64 LibreOffice_project/420m0$Build-3</meta:generator>
    <meta:document-statistic meta:table-count="2" meta:cell-count="1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018cm" svg:height="15.832cm" xlink:href=".." xlink:type="simple" chart:class="chart:bar" chart:column-mapping="0 2 1 3 6 7 4 5" chart:style-name="ch1">
        <chart:title svg:x="12.748cm" svg:y="0.452cm" chart:style-name="ch2">
          <text:p>Esperanzas</text:p>
        </chart:title>
        <chart:legend svg:x="7.159cm" svg:y="13.877cm" style:legend-expansion="custom" chartooo:width="15.847cm" chartooo:height="1.594cm" style:legend-expansion-aspect-ratio="9.94165621079046" chart:style-name="ch3"/>
        <chart:plot-area chart:style-name="ch4" table:cell-range-address="Hoja2.A3:Hoja2.C3 Hoja2.B2:Hoja2.C2 Hoja2.D2:Hoja2.I3" chart:data-source-has-labels="both" svg:x="1.01cm" svg:y="1.398cm" svg:width="26.377cm" svg:height="12.321cm">
          <chartooo:coordinate-region svg:x="2.557cm" svg:y="1.597cm" svg:width="24.83cm" svg:height="11.475cm"/>
          <chart:axis chart:dimension="x" chart:name="primary-x" chart:style-name="ch5" chartooo:axis-type="auto">
            <chartooo:date-scale/>
            <chart:categories table:cell-range-address="Hoja2.A3:Hoja2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2.B3:Hoja2.B3" chart:label-cell-address="Hoja2.B2:Hoja2.B2" chart:class="chart:bar">
            <chart:data-point/>
          </chart:series>
          <chart:series chart:style-name="ch9" chart:values-cell-range-address="Hoja2.D3:Hoja2.D3" chart:label-cell-address="Hoja2.D2:Hoja2.D2" chart:class="chart:bar">
            <chart:data-point/>
          </chart:series>
          <chart:series chart:style-name="ch10" chart:values-cell-range-address="Hoja2.C3:Hoja2.C3" chart:label-cell-address="Hoja2.C2:Hoja2.C2" chart:class="chart:bar">
            <chart:data-point/>
          </chart:series>
          <chart:series chart:style-name="ch11" chart:values-cell-range-address="Hoja2.E3:Hoja2.E3" chart:label-cell-address="Hoja2.E2:Hoja2.E2" chart:class="chart:bar">
            <chart:data-point/>
          </chart:series>
          <chart:series chart:style-name="ch12" chart:values-cell-range-address="Hoja2.H3:Hoja2.H3" chart:label-cell-address="Hoja2.H2:Hoja2.H2" chart:class="chart:bar">
            <chart:data-point/>
          </chart:series>
          <chart:series chart:style-name="ch13" chart:values-cell-range-address="Hoja2.I3:Hoja2.I3" chart:label-cell-address="Hoja2.I2:Hoja2.I2" chart:class="chart:bar">
            <chart:data-point/>
          </chart:series>
          <chart:series chart:style-name="ch14" chart:values-cell-range-address="Hoja2.F3:Hoja2.F3" chart:label-cell-address="Hoja2.F2:Hoja2.F2" chart:class="chart:bar">
            <chart:data-point/>
          </chart:series>
          <chart:series chart:style-name="ch15" chart:values-cell-range-address="Hoja2.G3:Hoja2.G3" chart:label-cell-address="Hoja2.G2:Hoja2.G2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-Solo</text:p>
                <draw:g>
                  <svg:desc>Hoja2.B2:Hoja2.B2</svg:desc>
                </draw:g>
              </table:table-cell>
              <table:table-cell office:value-type="string">
                <text:p>C-ocupado</text:p>
                <draw:g>
                  <svg:desc>Hoja2.D2:Hoja2.D2</svg:desc>
                </draw:g>
              </table:table-cell>
              <table:table-cell office:value-type="string">
                <text:p>Asm-solo</text:p>
                <draw:g>
                  <svg:desc>Hoja2.C2:Hoja2.C2</svg:desc>
                </draw:g>
              </table:table-cell>
              <table:table-cell office:value-type="string">
                <text:p>Asm-ocupado</text:p>
                <draw:g>
                  <svg:desc>Hoja2.E2:Hoja2.E2</svg:desc>
                </draw:g>
              </table:table-cell>
              <table:table-cell office:value-type="string">
                <text:p>C  solo sin outliers</text:p>
                <draw:g>
                  <svg:desc>Hoja2.H2:Hoja2.H2</svg:desc>
                </draw:g>
              </table:table-cell>
              <table:table-cell office:value-type="string">
                <text:p>C ocupado sin outliers</text:p>
                <draw:g>
                  <svg:desc>Hoja2.I2:Hoja2.I2</svg:desc>
                </draw:g>
              </table:table-cell>
              <table:table-cell office:value-type="string">
                <text:p>asm solo sin outliers</text:p>
                <draw:g>
                  <svg:desc>Hoja2.F2:Hoja2.F2</svg:desc>
                </draw:g>
              </table:table-cell>
              <table:table-cell office:value-type="string">
                <text:p>asm ocupado sin outliers</text:p>
                <draw:g>
                  <svg:desc>Hoja2.G2:Hoja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peranza</text:p>
                <draw:g>
                  <svg:desc>Hoja2.A3:Hoja2.A3</svg:desc>
                </draw:g>
              </table:table-cell>
              <table:table-cell office:value-type="float" office:value="787818">
                <text:p>787818</text:p>
                <draw:g>
                  <svg:desc>Hoja2.B3:Hoja2.B3</svg:desc>
                </draw:g>
              </table:table-cell>
              <table:table-cell office:value-type="float" office:value="2465843">
                <text:p>2465843</text:p>
                <draw:g>
                  <svg:desc>Hoja2.D3:Hoja2.D3</svg:desc>
                </draw:g>
              </table:table-cell>
              <table:table-cell office:value-type="float" office:value="149142.3">
                <text:p>149142.3</text:p>
                <draw:g>
                  <svg:desc>Hoja2.C3:Hoja2.C3</svg:desc>
                </draw:g>
              </table:table-cell>
              <table:table-cell office:value-type="float" office:value="1106015">
                <text:p>1106015</text:p>
                <draw:g>
                  <svg:desc>Hoja2.E3:Hoja2.E3</svg:desc>
                </draw:g>
              </table:table-cell>
              <table:table-cell office:value-type="float" office:value="750796">
                <text:p>750796</text:p>
                <draw:g>
                  <svg:desc>Hoja2.H3:Hoja2.H3</svg:desc>
                </draw:g>
              </table:table-cell>
              <table:table-cell office:value-type="float" office:value="1563351">
                <text:p>1563351</text:p>
                <draw:g>
                  <svg:desc>Hoja2.I3:Hoja2.I3</svg:desc>
                </draw:g>
              </table:table-cell>
              <table:table-cell office:value-type="float" office:value="141076">
                <text:p>141076</text:p>
                <draw:g>
                  <svg:desc>Hoja2.F3:Hoja2.F3</svg:desc>
                </draw:g>
              </table:table-cell>
              <table:table-cell office:value-type="float" office:value="226377">
                <text:p>226377</text:p>
                <draw:g>
                  <svg:desc>Hoja2.G3:Hoja2.G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Normal" style:font-family-generic="roman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'Liberation Serif'" style:font-style-name="Normal" style:font-family-generic="roman"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Georgia" style:font-style-name="Normal" style:font-family-generic="roman"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92cm" svg:height="16.23cm" xlink:href=".." xlink:type="simple" chart:class="chart:bar" chart:column-mapping="0 1 2 3 4 5 6" chart:style-name="ch1">
        <chart:title svg:x="12.15cm" svg:y="0.46cm" chart:style-name="ch2">
          <text:p>Varianzas</text:p>
        </chart:title>
        <chart:subtitle svg:x="11.171cm" svg:y="1.589cm" chart:style-name="ch3">
          <text:p>(con cambio de escala)</text:p>
        </chart:subtitle>
        <chart:legend svg:x="5.313cm" svg:y="14.691cm" style:legend-expansion="custom" chartooo:width="16.022cm" chartooo:height="1.537cm" style:legend-expansion-aspect-ratio="10.4242029928432" chart:style-name="ch4"/>
        <chart:plot-area chart:style-name="ch5" table:cell-range-address="Hoja2.A34:Hoja2.A34 Hoja2.B7:Hoja2.I8" chart:data-source-has-labels="both" svg:x="0.048cm" svg:y="2.944cm" svg:width="24.598cm" svg:height="11.066cm">
          <chartooo:coordinate-region svg:x="1.595cm" svg:y="3.144cm" svg:width="23.051cm" svg:height="10.219cm"/>
          <chart:axis chart:dimension="x" chart:name="primary-x" chart:style-name="ch6" chartooo:axis-type="auto">
            <chartooo:date-scale/>
            <chart:categories table:cell-range-address="Hoja2.A34:Hoja2.A3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2.B8:Hoja2.B8" chart:label-cell-address="Hoja2.B7:Hoja2.B7" chart:class="chart:bar">
            <chart:data-point/>
          </chart:series>
          <chart:series chart:style-name="ch10" chart:values-cell-range-address="Hoja2.C8:Hoja2.C8" chart:label-cell-address="Hoja2.C7:Hoja2.C7" chart:class="chart:bar">
            <chart:data-point/>
          </chart:series>
          <chart:series chart:style-name="ch11" chart:values-cell-range-address="Hoja2.D8:Hoja2.D8" chart:label-cell-address="Hoja2.D7:Hoja2.D7" chart:class="chart:bar">
            <chart:data-point/>
          </chart:series>
          <chart:series chart:style-name="ch12" chart:values-cell-range-address="Hoja2.E8:Hoja2.E8" chart:label-cell-address="Hoja2.E7:Hoja2.E7" chart:class="chart:bar">
            <chart:data-point/>
          </chart:series>
          <chart:series chart:style-name="ch13" chart:values-cell-range-address="Hoja2.F8:Hoja2.F8" chart:label-cell-address="Hoja2.F7:Hoja2.F7" chart:class="chart:bar">
            <chart:data-point/>
          </chart:series>
          <chart:series chart:style-name="ch14" chart:values-cell-range-address="Hoja2.G8:Hoja2.G8" chart:label-cell-address="Hoja2.G7:Hoja2.G7" chart:class="chart:bar">
            <chart:data-point/>
          </chart:series>
          <chart:series chart:style-name="ch15" chart:values-cell-range-address="Hoja2.H8:Hoja2.H8" chart:label-cell-address="Hoja2.H7:Hoja2.H7" chart:class="chart:bar">
            <chart:data-point/>
          </chart:series>
          <chart:series chart:style-name="ch16" chart:values-cell-range-address="Hoja2.I8:Hoja2.I8" chart:label-cell-address="Hoja2.I7:Hoja2.I7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-Solo</text:p>
                <draw:g>
                  <svg:desc>Hoja2.B7:Hoja2.B7</svg:desc>
                </draw:g>
              </table:table-cell>
              <table:table-cell office:value-type="string">
                <text:p>Asm-solo</text:p>
                <draw:g>
                  <svg:desc>Hoja2.C7:Hoja2.C7</svg:desc>
                </draw:g>
              </table:table-cell>
              <table:table-cell office:value-type="string">
                <text:p>C-ocupado</text:p>
                <draw:g>
                  <svg:desc>Hoja2.D7:Hoja2.D7</svg:desc>
                </draw:g>
              </table:table-cell>
              <table:table-cell office:value-type="string">
                <text:p>Asm-ocupado</text:p>
                <draw:g>
                  <svg:desc>Hoja2.E7:Hoja2.E7</svg:desc>
                </draw:g>
              </table:table-cell>
              <table:table-cell office:value-type="string">
                <text:p>asm solo sin outliers</text:p>
                <draw:g>
                  <svg:desc>Hoja2.F7:Hoja2.F7</svg:desc>
                </draw:g>
              </table:table-cell>
              <table:table-cell office:value-type="string">
                <text:p>asm ocupado sin outliers</text:p>
                <draw:g>
                  <svg:desc>Hoja2.G7:Hoja2.G7</svg:desc>
                </draw:g>
              </table:table-cell>
              <table:table-cell office:value-type="string">
                <text:p>C  solo sin outliers</text:p>
                <draw:g>
                  <svg:desc>Hoja2.H7:Hoja2.H7</svg:desc>
                </draw:g>
              </table:table-cell>
              <table:table-cell office:value-type="string">
                <text:p>C ocupado sin outliers</text:p>
                <draw:g>
                  <svg:desc>Hoja2.I7:Hoja2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svio Standard</text:p>
                <draw:g>
                  <svg:desc>Hoja2.A34:Hoja2.A34</svg:desc>
                </draw:g>
              </table:table-cell>
              <table:table-cell office:value-type="float" office:value="118500.007101266">
                <text:p>118500.007101266</text:p>
                <draw:g>
                  <svg:desc>Hoja2.B8:Hoja2.B8</svg:desc>
                </draw:g>
              </table:table-cell>
              <table:table-cell office:value-type="float" office:value="19809.9021703793">
                <text:p>19809.9021703793</text:p>
                <draw:g>
                  <svg:desc>Hoja2.C8:Hoja2.C8</svg:desc>
                </draw:g>
              </table:table-cell>
              <table:table-cell office:value-type="float" office:value="2822792.04243777">
                <text:p>2822792.04243777</text:p>
                <draw:g>
                  <svg:desc>Hoja2.D8:Hoja2.D8</svg:desc>
                </draw:g>
              </table:table-cell>
              <table:table-cell office:value-type="float" office:value="2781373.12235791">
                <text:p>2781373.12235791</text:p>
                <draw:g>
                  <svg:desc>Hoja2.E8:Hoja2.E8</svg:desc>
                </draw:g>
              </table:table-cell>
              <table:table-cell office:value-type="float" office:value="3359.81755457049">
                <text:p>3359.81755457049</text:p>
                <draw:g>
                  <svg:desc>Hoja2.F8:Hoja2.F8</svg:desc>
                </draw:g>
              </table:table-cell>
              <table:table-cell office:value-type="float" office:value="2637.0470227131">
                <text:p>2637.0470227131</text:p>
                <draw:g>
                  <svg:desc>Hoja2.G8:Hoja2.G8</svg:desc>
                </draw:g>
              </table:table-cell>
              <table:table-cell office:value-type="float" office:value="66634.5109834236">
                <text:p>66634.5109834236</text:p>
                <draw:g>
                  <svg:desc>Hoja2.H8:Hoja2.H8</svg:desc>
                </draw:g>
              </table:table-cell>
              <table:table-cell office:value-type="float" office:value="40290.5796806152">
                <text:p>40290.5796806152</text:p>
                <draw:g>
                  <svg:desc>Hoja2.I8:Hoja2.I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